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DAOConnectionImpl.bpelEventTimelineQuery( InstanceFilter ifilter , BpelEventFilter e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pelDAOConnectionImpl.getInstance( Long i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DAOConnectionImpl.equalsOrWildcardMatch( String s1 , String s2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pelDAOConnectionImpl.instanceQuery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before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apply( BpelEve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insertBpelEvent( BpelEvent event , ProcessDAO processConfiguration , ProcessInstanceDAO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bpelEventQuery( InstanceFilter ifilter , BpelEventFilter e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compareInstanceUsingKey( String key , ProcessInstanceDAO instanceDAO1 , ProcessInstanceDAO instanceDAO2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BpelDAOConnectionImpl.releaseMessageExchange( String mex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DAOConnectionImpl.getScope( Long siid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pelDAOConnectionImpl.processQuery( Process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instanceQuery( InstanceFilter filter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BpelDAOConnectionImpl.createProcess( QName pid , QName type , String guid , lo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DAOConnectionImpl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DAOConnectionImpl.dateMatch( List &lt; String &gt; dateFilters , Date instanceDate , InstanceFilter filte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pelDAOConnectionImpl.createMessageExchange( final String mexId , char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pelDAOConnectionImpl.getMessageExchange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DAOConnectionImpl.getProcess(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BpelDAOConnectionImpl( Map &lt; QName , ProcessDaoImpl &gt; store , TransactionManager tx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DAOConnectionImpl.compare( ProcessInstanceDAO o1 , ProcessInstanceDAO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DAOConnection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pelDAOConnectionImpl.cleanupDeadWoo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pelDAOConnectionImpl.defer( final Runnable runn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pelDAOConnectionImpl.onRollback( final Runnable runn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pelDAOConnectionImpl.afterCompletion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